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00B0000000BAD27F3FA.gif" manifest:media-type="image/gif"/>
  <manifest:file-entry manifest:full-path="Pictures/TablePreview1.svm" manifest:media-type=""/>
  <manifest:file-entry manifest:full-path="Pictures/100000000000023100000220901CB8A4.jpg" manifest:media-type="image/jpe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00000000113000000B74B3B9304.png" manifest:media-type="image/png"/>
  <manifest:file-entry manifest:full-path="Pictures/10000201000002580000006D9736A81E.png" manifest:media-type="image/png"/>
  <manifest:file-entry manifest:full-path="Pictures/100002010000089800000205B23144C9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roman"/>
    <style:font-face style:name="Century Schoolbook L" svg:font-family="'Century Schoolbook L'" style:font-family-generic="roman"/>
    <style:font-face style:name="Century Gothic5" svg:font-family="'Century Gothic'" style:font-family-generic="swiss"/>
    <style:font-face style:name="Century gothic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ffffff" draw:fill="solid" draw:fill-color="#006699" draw:textarea-horizontal-align="left" draw:auto-grow-height="true" draw:auto-grow-width="true" fo:min-height="0cm" fo:min-width="0cm"/>
    </style:style>
    <style:style style:name="gr8" style:family="graphic" style:parent-style-name="standard" style:list-style-name="L7">
      <style:graphic-properties draw:stroke="none" draw:fill="none" fo:min-height="2.15cm"/>
    </style:style>
    <style:style style:name="gr9" style:family="graphic" style:parent-style-name="standard">
      <style:graphic-properties svg:stroke-color="#000000" draw:textarea-vertical-align="middl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title">
      <style:graphic-properties draw:fill-color="#ffffff" fo:min-height="0.888cm"/>
    </style:style>
    <style:style style:name="pr8" style:family="presentation" style:parent-style-name="Title_20_and_20_Content-outline1">
      <style:graphic-properties fo:min-height="8.893cm"/>
    </style:style>
    <style:style style:name="pr9" style:family="presentation" style:parent-style-name="Title_20_and_20_Content-notes">
      <style:graphic-properties draw:fill-color="#ffffff" fo:min-height="13.364cm"/>
    </style:style>
    <style:style style:name="pr10" style:family="presentation" style:parent-style-name="Title_20_and_20_Content-title">
      <style:graphic-properties draw:fill="solid" draw:fill-color="#ffffff" fo:min-height="0.888cm"/>
    </style:style>
    <style:style style:name="pr11" style:family="presentation" style:parent-style-name="Title_20_and_20_Content-subtitle" style:list-style-name="L4">
      <style:graphic-properties draw:fill-color="#ffffff" draw:textarea-vertical-align="top" fo:min-height="9.143cm"/>
    </style:style>
    <style:style style:name="pr12" style:family="presentation" style:parent-style-name="Title_20_and_20_Content-title">
      <style:graphic-properties draw:fill="solid" draw:fill-color="#ffffff" draw:auto-grow-height="true" fo:min-height="0.888cm"/>
    </style:style>
    <style:style style:name="pr13" style:family="presentation" style:parent-style-name="Address-notes">
      <style:graphic-properties draw:fill-color="#ffffff" fo:min-height="13.365cm"/>
    </style:style>
    <style:style style:name="pr14" style:family="presentation" style:parent-style-name="Closing-notes">
      <style:graphic-properties draw:fill-color="#ffffff" fo:min-height="13.365cm"/>
    </style:style>
    <style:style style:name="co1" style:family="table-column">
      <style:table-column-properties style:column-width="9.808cm" style:use-optimal-column-width="false"/>
    </style:style>
    <style:style style:name="ro1" style:family="table-row">
      <style:table-row-properties style:row-height="1.017cm"/>
    </style:style>
    <style:style style:name="ce1" style:family="table-cell">
      <style:graphic-properties style:repeat="repeat"/>
      <style:text-properties style:font-name="Century gothic" fo:font-size="16pt" style:font-size-asian="16pt" style:font-size-complex="16pt"/>
    </style:style>
    <style:style style:name="ce2" style:family="table-cell">
      <style:graphic-properties style:repeat="repeat"/>
      <style:paragraph-properties fo:text-align="center"/>
      <style:text-properties style:font-name="Century gothic" fo:font-size="16pt" style:font-size-asian="16pt" style:font-size-complex="16pt"/>
    </style:style>
    <style:style style:name="ce3" style:family="table-cell">
      <style:graphic-properties style:repeat="repeat"/>
      <style:text-properties style:font-name="Century gothic" fo:font-size="16pt" style:font-size-asian="16pt" style:font-size-complex="16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style:font-name="Century gothic" fo:font-size="16pt" style:font-size-asian="16pt" style:font-size-complex="16pt"/>
    </style:style>
    <style:style style:name="ce6" style:family="table-cell">
      <style:graphic-properties style:repeat="repeat"/>
      <style:text-properties style:font-name="Century gothic" fo:font-size="16pt" style:font-size-asian="16pt" style:font-size-complex="16pt"/>
    </style:style>
    <style:style style:name="ce7" style:family="table-cell">
      <style:graphic-properties style:repeat="repeat"/>
      <style:text-properties style:font-name="Century gothic" fo:font-size="16pt" style:font-size-asian="16pt" style:font-size-complex="16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text-align="start" style:font-independent-line-spacing="true"/>
      <style:text-properties style:font-name="Century Schoolbook L2" fo:font-size="20pt" style:font-size-asian="20pt" style:font-size-complex="20pt"/>
    </style:style>
    <style:style style:name="P5" style:family="paragraph">
      <style:text-properties fo:font-size="20pt" fo:text-shadow="none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cm" fo:margin-bottom="0.5cm" fo:text-align="start" fo:text-indent="0cm"/>
    </style:style>
    <style:style style:name="P10" style:family="paragraph">
      <style:paragraph-properties fo:margin-left="0cm" fo:margin-right="0cm" fo:margin-top="0cm" fo:margin-bottom="0.5cm" fo:text-align="start" fo:text-indent="0cm"/>
      <style:text-properties style:font-name="Century Gothic5" fo:font-size="16pt" style:font-size-asian="16pt" style:font-size-complex="16pt"/>
    </style:style>
    <style:style style:name="P11" style:family="paragraph">
      <style:text-properties fo:color="#ffffff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color="#006699" fo:font-size="20pt"/>
    </style:style>
    <style:style style:name="P14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5" style:family="paragraph">
      <style:text-properties style:font-name="Century gothic" fo:font-size="16pt" style:font-size-asian="16pt" style:font-size-complex="16pt"/>
    </style:style>
    <style:style style:name="P16" style:family="paragraph">
      <style:paragraph-properties fo:text-align="center"/>
      <style:text-properties style:font-name="Century gothic" fo:font-size="16pt" style:font-size-asian="16pt" style:font-size-complex="16pt"/>
    </style:style>
    <style:style style:name="P17" style:family="paragraph">
      <style:text-properties style:font-name="Century Gothic5" fo:font-size="22pt" style:font-size-asian="22pt" style:font-size-complex="22pt"/>
    </style:style>
    <style:style style:name="T1" style:family="text">
      <style:text-properties fo:font-size="20pt"/>
    </style:style>
    <style:style style:name="T2" style:family="text">
      <style:text-properties fo:font-size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text-shadow="none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Century Gothic5" fo:font-size="16pt" style:font-size-asian="16pt" style:font-size-complex="16pt"/>
    </style:style>
    <style:style style:name="T7" style:family="text">
      <style:text-properties style:font-name="Century Gothic5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ffffff"/>
    </style:style>
    <style:style style:name="T9" style:family="text">
      <style:text-properties fo:color="#006699" fo:font-size="20pt"/>
    </style:style>
    <style:style style:name="T10" style:family="text">
      <style:text-properties style:font-name="Century gothic" fo:font-size="16pt" style:font-size-asian="16pt" style:font-size-complex="16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Century Gothic5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Title_20_Slide" presentation:presentation-page-layout-name="AL1T0" xml:id="id12" draw:id="id12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LINKED LIST OPERATIONS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header>
                <text:p text:style-name="P1"><text:span text:style-name="T2">Shweta D'souza</text:span></text:p>
              </text:list-header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13" draw:id="id13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><text:span text:style-name="T3">CONTENTS</text:span></text:p>
          </draw:text-box>
        </draw:frame>
        <draw:frame draw:name="Content Placeholder 4" presentation:style-name="pr5" draw:text-style-name="P3" draw:layer="layout" svg:width="19.616cm" svg:height="9.143cm" svg:x="0.347cm" svg:y="1.482cm" presentation:class="outline" presentation:user-transformed="true">
          <draw:text-box>
            <text:list text:style-name="L3">
              <text:list-item>
                <text:p>Introduction to linked lists</text:p>
              </text:list-item>
              <text:list-item>
                <text:p>Types of linked lists</text:p>
              </text:list-item>
              <text:list-item>
                <text:p>Singly linked lists</text:p>
              </text:list-item>
              <text:list-item>
                <text:p>Doubly linked lists</text:p>
              </text:list-item>
              <text:list-item>
                <text:p>Circular linked lists</text:p>
              </text:list-item>
              <text:list-item>
                <text:p>Time complexity of linked lists</text:p>
              </text:list-item>
              <text:list-item>
                <text:p>Advantages and disadvantages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xml:id="id14" draw:id="id14">
        <office:forms form:automatic-focus="false" form:apply-design-mode="false"/>
        <draw:frame presentation:style-name="pr7" draw:text-style-name="P5" draw:layer="layout" svg:width="18.202cm" svg:height="0.888cm" svg:x="0.212cm" svg:y="0.169cm" presentation:class="title" presentation:user-transformed="true">
          <draw:text-box>
            <text:p><text:span text:style-name="T4">INTRODUCTION TO LINKED LISTS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Why Linked Lists?</text:p>
              </text:list-item>
              <text:list-item>
                <text:p>What is a Linked List?</text:p>
                <text:list>
                  <text:list-header>
                    <text:p><text:span text:style-name="T5">Linked list can be visualized as a chain of nodes, where</text:span></text:p>
                    <text:p><text:span text:style-name="T5">every node points to the next node.</text:span></text:p>
                    <text:p><text:span text:style-name="T5"/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16.474cm" svg:height="3.283cm" svg:x="2.4cm" svg:y="6.117cm">
          <draw:image xlink:href="Pictures/10000201000002580000006D9736A81E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xml:id="id15" draw:id="id15">
        <office:forms form:automatic-focus="false" form:apply-design-mode="false"/>
        <draw:frame presentation:style-name="pr10" draw:layer="layout" svg:width="18.202cm" svg:height="0.888cm" svg:x="0.212cm" svg:y="0.169cm" presentation:class="title" presentation:user-transformed="true">
          <draw:text-box>
            <text:p><text:span text:style-name="T3">TYPES OF LINKED LISTS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Singly linked list</text:p>
              </text:list-item>
              <text:list-item>
                <text:p>Doubly linked list</text:p>
              </text:list-item>
              <text:list-item>
                <text:p>Circular linked list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0" xml:id="id16" draw:id="id16">
        <office:forms form:automatic-focus="false" form:apply-design-mode="false"/>
        <draw:frame presentation:style-name="pr7" draw:text-style-name="P8" draw:layer="layout" svg:width="18.202cm" svg:height="0.888cm" svg:x="0.212cm" svg:y="0.169cm" presentation:class="title" presentation:user-transformed="true">
          <draw:text-box>
            <text:p><text:span text:style-name="T3">SINGLY LINKED LIST</text:span></text:p>
          </draw:text-box>
        </draw:frame>
        <draw:frame presentation:style-name="pr11" draw:text-style-name="P10" draw:layer="layout" svg:width="19.616cm" svg:height="9.143cm" svg:x="0.347cm" svg:y="1.482cm" presentation:class="subtitle" presentation:user-transformed="true">
          <draw:text-box>
            <text:list text:style-name="L4">
              <text:list-item>
                <text:p text:style-name="P9"><text:span text:style-name="T6">Contains nodes which have data </text:span><text:span text:style-name="T7">and</text:span><text:span text:style-name="T6"> address, which points to the</text:span></text:p>
                <text:p text:style-name="P9"><text:span text:style-name="T6">next node in sequence of nodes.</text:span></text:p>
                <text:p text:style-name="P9"><text:span text:style-name="T6"/></text:p>
              </text:list-item>
            </text:list>
          </draw:text-box>
        </draw:frame>
        <draw:frame draw:style-name="gr3" draw:text-style-name="P11" xml:id="id2" draw:id="id2" draw:layer="layout" svg:width="3.144cm" svg:height="0.962cm" svg:x="3.2cm" svg:y="7.438cm">
          <draw:text-box>
            <text:p><text:span text:style-name="T8">10 <text:s text:c="2"/>2000</text:span></text:p>
          </draw:text-box>
        </draw:frame>
        <draw:line draw:style-name="gr4" draw:text-style-name="P6" draw:layer="layout" svg:x1="15.2cm" svg:y1="6.238cm" svg:x2="15.2cm" svg:y2="7.2cm">
          <text:p/>
        </draw:line>
        <draw:frame draw:style-name="gr3" draw:text-style-name="P11" xml:id="id3" draw:id="id3" draw:layer="layout" svg:width="3.144cm" svg:height="0.962cm" svg:x="8.856cm" svg:y="7.438cm">
          <draw:text-box>
            <text:p><text:span text:style-name="T8">20 <text:s text:c="2"/>3000</text:span></text:p>
          </draw:text-box>
        </draw:frame>
        <draw:frame draw:style-name="gr3" draw:text-style-name="P11" xml:id="id4" draw:id="id4" draw:layer="layout" svg:width="3.355cm" svg:height="0.962cm" svg:x="14.774cm" svg:y="7.438cm">
          <draw:text-box>
            <text:p><text:span text:style-name="T8">30 <text:s text:c="2"/>NULL</text:span></text:p>
          </draw:text-box>
        </draw:frame>
        <draw:line draw:style-name="gr4" draw:text-style-name="P6" draw:layer="layout" svg:x1="3cm" svg:y1="6.2cm" svg:x2="3cm" svg:y2="7.162cm">
          <text:p/>
        </draw:line>
        <draw:line draw:style-name="gr4" draw:text-style-name="P6" draw:layer="layout" svg:x1="7.2cm" svg:y1="6.038cm" svg:x2="7.2cm" svg:y2="7cm">
          <text:p/>
        </draw:line>
        <draw:line draw:style-name="gr4" draw:text-style-name="P6" draw:layer="layout" svg:x1="13cm" svg:y1="5.4cm" svg:x2="13cm" svg:y2="6.362cm">
          <text:p/>
        </draw:line>
        <draw:frame draw:style-name="gr3" draw:text-style-name="P11" xml:id="id1" draw:id="id1" draw:layer="layout" svg:width="1.907cm" svg:height="0.962cm" svg:x="0.893cm" svg:y="4.6cm">
          <draw:text-box>
            <text:p><text:span text:style-name="T8">1000</text:span></text:p>
          </draw:text-box>
        </draw:frame>
        <draw:frame draw:style-name="gr5" draw:layer="layout" svg:width="2.013cm" svg:height="0.962cm" svg:x="0.8cm" svg:y="3.6cm">
          <draw:text-box>
            <text:p>Head</text:p>
          </draw:text-box>
        </draw:frame>
        <draw:line draw:style-name="gr4" draw:text-style-name="P6" draw:layer="layout" svg:x1="4.4cm" svg:y1="7.438cm" svg:x2="4.4cm" svg:y2="8.4cm">
          <text:p/>
        </draw:line>
        <draw:line draw:style-name="gr4" draw:text-style-name="P6" draw:layer="layout" svg:x1="10.011cm" svg:y1="7.501cm" svg:x2="10.011cm" svg:y2="8.463cm">
          <text:p/>
        </draw:line>
        <draw:line draw:style-name="gr4" draw:text-style-name="P6" draw:layer="layout" svg:x1="16cm" svg:y1="7.438cm" svg:x2="16cm" svg:y2="8.4cm">
          <text:p/>
        </draw:line>
        <draw:connector draw:style-name="gr6" draw:text-style-name="P6" draw:layer="layout" svg:x1="1.846cm" svg:y1="5.562cm" svg:x2="3.2cm" svg:y2="7.919cm" draw:start-shape="id1" draw:start-glue-point="2" draw:end-shape="id2" draw:end-glue-point="3" svg:d="M1846 5562v2357h1354" svg:viewBox="0 0 1355 2358">
          <text:p/>
        </draw:connector>
        <draw:connector draw:style-name="gr6" draw:text-style-name="P6" draw:layer="layout" svg:x1="6.344cm" svg:y1="7.919cm" svg:x2="8.856cm" svg:y2="7.919cm" draw:start-shape="id2" draw:start-glue-point="1" draw:end-shape="id3" draw:end-glue-point="3" svg:d="M6344 7919h2512" svg:viewBox="0 0 2513 1">
          <text:p/>
        </draw:connector>
        <draw:connector draw:style-name="gr6" draw:text-style-name="P6" draw:layer="layout" svg:x1="12cm" svg:y1="7.919cm" svg:x2="14.774cm" svg:y2="7.919cm" draw:start-shape="id3" draw:start-glue-point="1" draw:end-shape="id4" svg:d="M12000 7919h2774" svg:viewBox="0 0 2775 1">
          <text:p/>
        </draw:connector>
        <draw:frame draw:style-name="gr5" draw:layer="layout" svg:width="1.907cm" svg:height="0.962cm" svg:x="3.8cm" svg:y="8.638cm">
          <draw:text-box>
            <text:p>1000</text:p>
          </draw:text-box>
        </draw:frame>
        <draw:frame draw:style-name="gr5" draw:layer="layout" svg:width="1.907cm" svg:height="0.962cm" svg:x="9.493cm" svg:y="8.638cm">
          <draw:text-box>
            <text:p>2000</text:p>
          </draw:text-box>
        </draw:frame>
        <draw:frame draw:style-name="gr5" draw:layer="layout" svg:width="1.907cm" svg:height="0.962cm" svg:x="15.093cm" svg:y="8.638cm">
          <draw:text-box>
            <text:p>3000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xml:id="id17" draw:id="id17">
        <office:forms form:automatic-focus="false" form:apply-design-mode="false"/>
        <draw:frame presentation:style-name="pr7" draw:text-style-name="P7" draw:layer="layout" svg:width="18.202cm" svg:height="0.888cm" svg:x="0.212cm" svg:y="0.169cm" presentation:class="title" presentation:user-transformed="true">
          <draw:text-box>
            <text:p><text:span text:style-name="T1">DOUBLY LINKED LIST</text:span></text:p>
          </draw:text-box>
        </draw:frame>
        <draw:frame presentation:style-name="pr8" draw:layer="layout" svg:width="19.616cm" svg:height="9.143cm" svg:x="0.184cm" svg:y="1.482cm" presentation:class="outline" presentation:user-transformed="true">
          <draw:text-box>
            <text:list text:style-name="L2">
              <text:list-item>
                <text:p text:style-name="P12"><text:span text:style-name="T6">Each node contains data, address of previous node and address</text:span></text:p>
                <text:p text:style-name="P12"><text:span text:style-name="T6">of next node in sequence of nodes.</text:span></text:p>
                <text:p text:style-name="P12"><text:span text:style-name="T6"/></text:p>
              </text:list-item>
            </text:list>
          </draw:text-box>
        </draw:frame>
        <draw:frame draw:style-name="gr3" draw:text-style-name="P11" xml:id="id5" draw:id="id5" draw:layer="layout" svg:width="1.556cm" svg:height="0.962cm" svg:x="0.644cm" svg:y="4.2cm">
          <draw:text-box>
            <text:p><text:span text:style-name="T8">100</text:span></text:p>
          </draw:text-box>
        </draw:frame>
        <draw:frame draw:style-name="gr3" draw:text-style-name="P11" xml:id="id6" draw:id="id6" draw:layer="layout" svg:width="4.388cm" svg:height="0.962cm" svg:x="2.6cm" svg:y="6.2cm">
          <draw:text-box>
            <text:p><text:span text:style-name="T8">NULL <text:s text:c="2"/>1 <text:s/>200</text:span></text:p>
          </draw:text-box>
        </draw:frame>
        <draw:line draw:style-name="gr4" draw:text-style-name="P6" draw:layer="layout" svg:x1="4.6cm" svg:y1="6.2cm" svg:x2="4.6cm" svg:y2="7.162cm">
          <text:p/>
        </draw:line>
        <draw:line draw:style-name="gr4" draw:text-style-name="P6" draw:layer="layout" svg:x1="5.4cm" svg:y1="6.2cm" svg:x2="5.4cm" svg:y2="7.162cm">
          <text:p/>
        </draw:line>
        <draw:frame draw:style-name="gr3" draw:text-style-name="P11" draw:layer="layout" svg:width="4.028cm" svg:height="0.962cm" svg:x="8.8cm" svg:y="6.238cm">
          <draw:text-box>
            <text:p><text:span text:style-name="T8">100 <text:s text:c="2"/>1 <text:s text:c="2"/>300</text:span></text:p>
          </draw:text-box>
        </draw:frame>
        <draw:frame draw:style-name="gr7" draw:text-style-name="P11" draw:layer="layout" svg:width="4.414cm" svg:height="0.962cm" svg:x="14.6cm" svg:y="6.238cm">
          <draw:text-box>
            <text:p><text:span text:style-name="T8">200 <text:s text:c="2"/>1 <text:s/>NULL</text:span></text:p>
          </draw:text-box>
        </draw:frame>
        <draw:line draw:style-name="gr4" draw:text-style-name="P6" draw:layer="layout" svg:x1="11.2cm" svg:y1="6.238cm" svg:x2="11.2cm" svg:y2="7.2cm">
          <text:p/>
        </draw:line>
        <draw:line draw:style-name="gr4" draw:text-style-name="P6" draw:layer="layout" svg:x1="10.4cm" svg:y1="6.238cm" svg:x2="10.4cm" svg:y2="7.2cm">
          <text:p/>
        </draw:line>
        <draw:line draw:style-name="gr4" draw:text-style-name="P6" draw:layer="layout" svg:x1="17cm" svg:y1="6.238cm" svg:x2="17cm" svg:y2="7.2cm">
          <text:p/>
        </draw:line>
        <draw:line draw:style-name="gr4" draw:text-style-name="P6" draw:layer="layout" svg:x1="16cm" svg:y1="6.238cm" svg:x2="16cm" svg:y2="7.2cm">
          <text:p/>
        </draw:line>
        <draw:frame draw:style-name="gr5" draw:layer="layout" svg:width="1.556cm" svg:height="0.962cm" svg:x="3.8cm" svg:y="7.6cm">
          <draw:text-box>
            <text:p>100</text:p>
          </draw:text-box>
        </draw:frame>
        <draw:frame draw:style-name="gr5" draw:layer="layout" svg:width="1.556cm" svg:height="0.962cm" svg:x="10.044cm" svg:y="7.638cm">
          <draw:text-box>
            <text:p>200</text:p>
          </draw:text-box>
        </draw:frame>
        <draw:frame draw:style-name="gr5" draw:layer="layout" svg:width="1.556cm" svg:height="0.962cm" svg:x="15.844cm" svg:y="7.6cm">
          <draw:text-box>
            <text:p>300</text:p>
          </draw:text-box>
        </draw:frame>
        <draw:frame draw:style-name="gr5" draw:layer="layout" svg:width="2.013cm" svg:height="0.962cm" svg:x="2.6cm" svg:y="4.2cm">
          <draw:text-box>
            <text:p>Head</text:p>
          </draw:text-box>
        </draw:frame>
        <draw:connector draw:style-name="gr6" draw:text-style-name="P6" draw:layer="layout" svg:x1="1.422cm" svg:y1="5.162cm" svg:x2="4.794cm" svg:y2="6.2cm" draw:start-shape="id5" draw:start-glue-point="2" draw:end-shape="id6" draw:end-glue-point="0" svg:d="M1422 5162v519h3372v519" svg:viewBox="0 0 3373 1039">
          <text:p/>
        </draw:connector>
        <draw:line draw:style-name="gr6" draw:text-style-name="P6" draw:layer="layout" svg:x1="6.988cm" svg:y1="6.4cm" svg:x2="8.8cm" svg:y2="6.4cm">
          <text:p/>
        </draw:line>
        <draw:line draw:style-name="gr6" draw:text-style-name="P6" draw:layer="layout" svg:x1="12.828cm" svg:y1="6.4cm" svg:x2="14.6cm" svg:y2="6.4cm">
          <text:p/>
        </draw:line>
        <draw:line draw:style-name="gr6" draw:text-style-name="P6" draw:layer="layout" svg:x1="8.8cm" svg:y1="6.8cm" svg:x2="6.988cm" svg:y2="6.8cm">
          <text:p/>
        </draw:line>
        <draw:line draw:style-name="gr6" draw:text-style-name="P6" draw:layer="layout" svg:x1="14.6cm" svg:y1="6.8cm" svg:x2="12.828cm" svg:y2="6.8cm">
          <text:p/>
        </draw:lin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 xml:id="id18" draw:id="id18">
        <office:forms form:automatic-focus="false" form:apply-design-mode="false"/>
        <draw:frame presentation:style-name="pr10" draw:text-style-name="P13" draw:layer="layout" svg:width="18.202cm" svg:height="0.888cm" svg:x="0.212cm" svg:y="0.169cm" presentation:class="title" presentation:user-transformed="true">
          <draw:text-box>
            <text:p><text:span text:style-name="T9">CIRCULAR LINKED LIST</text:span></text:p>
          </draw:text-box>
        </draw:frame>
        <draw:frame draw:style-name="gr8" draw:text-style-name="P14" draw:layer="layout" svg:width="20cm" svg:height="2.4cm" svg:x="0cm" svg:y="1.4cm">
          <draw:text-box>
            <text:list text:style-name="L2">
              <text:list-item>
                <text:p text:style-name="P12"><text:span text:style-name="T6">Last node of the linked list contains the address of the first node</text:span></text:p>
                <text:p text:style-name="P12"><text:span text:style-name="T6"/></text:p>
                <text:p text:style-name="P12"><text:span text:style-name="T6">and forms a circular chain.</text:span></text:p>
              </text:list-item>
            </text:list>
          </draw:text-box>
        </draw:frame>
        <draw:frame draw:style-name="gr3" draw:text-style-name="P11" xml:id="id8" draw:id="id8" draw:layer="layout" svg:width="3.144cm" svg:height="0.962cm" svg:x="3.201cm" svg:y="6.6cm">
          <draw:text-box>
            <text:p><text:span text:style-name="T8">10 <text:s text:c="2"/>2000</text:span></text:p>
          </draw:text-box>
        </draw:frame>
        <draw:line draw:style-name="gr4" draw:text-style-name="P6" draw:layer="layout" svg:x1="15.201cm" svg:y1="6.238cm" svg:x2="15.201cm" svg:y2="7.2cm">
          <text:p/>
        </draw:line>
        <draw:frame draw:style-name="gr3" draw:text-style-name="P11" xml:id="id9" draw:id="id9" draw:layer="layout" svg:width="3.144cm" svg:height="0.962cm" svg:x="8.8cm" svg:y="6.6cm">
          <draw:text-box>
            <text:p><text:span text:style-name="T8">20 <text:s text:c="2"/>3000</text:span></text:p>
          </draw:text-box>
        </draw:frame>
        <draw:frame draw:style-name="gr3" draw:text-style-name="P11" xml:id="id10" draw:id="id10" draw:layer="layout" svg:width="3.144cm" svg:height="0.962cm" svg:x="14.774cm" svg:y="6.6cm">
          <draw:text-box>
            <text:p><text:span text:style-name="T8">30 <text:s text:c="2"/>1000</text:span></text:p>
          </draw:text-box>
        </draw:frame>
        <draw:line draw:style-name="gr4" draw:text-style-name="P6" draw:layer="layout" svg:x1="3.001cm" svg:y1="6.2cm" svg:x2="3.001cm" svg:y2="7.162cm">
          <text:p/>
        </draw:line>
        <draw:line draw:style-name="gr4" draw:text-style-name="P6" draw:layer="layout" svg:x1="7.201cm" svg:y1="6.038cm" svg:x2="7.201cm" svg:y2="7cm">
          <text:p/>
        </draw:line>
        <draw:line draw:style-name="gr4" draw:text-style-name="P6" draw:layer="layout" svg:x1="13.001cm" svg:y1="5.4cm" svg:x2="13.001cm" svg:y2="6.362cm">
          <text:p/>
        </draw:line>
        <draw:frame draw:style-name="gr3" draw:text-style-name="P11" xml:id="id7" draw:id="id7" draw:layer="layout" svg:width="1.907cm" svg:height="0.962cm" svg:x="1.8cm" svg:y="4.238cm">
          <draw:text-box>
            <text:p><text:span text:style-name="T8">1000</text:span></text:p>
          </draw:text-box>
        </draw:frame>
        <draw:line draw:style-name="gr4" draw:text-style-name="P6" draw:layer="layout" svg:x1="4.4cm" svg:y1="6.6cm" svg:x2="4.4cm" svg:y2="7.562cm">
          <text:p/>
        </draw:line>
        <draw:line draw:style-name="gr4" draw:text-style-name="P6" draw:layer="layout" svg:x1="10.012cm" svg:y1="6.6cm" svg:x2="10.012cm" svg:y2="7.562cm">
          <text:p/>
        </draw:line>
        <draw:line draw:style-name="gr4" draw:text-style-name="P6" draw:layer="layout" svg:x1="16cm" svg:y1="6.6cm" svg:x2="16.001cm" svg:y2="8.4cm">
          <text:p/>
        </draw:line>
        <draw:connector draw:style-name="gr6" draw:text-style-name="P6" draw:layer="layout" svg:x1="2.753cm" svg:y1="5.2cm" svg:x2="4.773cm" svg:y2="6.6cm" draw:start-shape="id7" draw:start-glue-point="2" draw:end-shape="id8" svg:d="M2753 5200v700h2020v700" svg:viewBox="0 0 2021 1401">
          <text:p/>
        </draw:connector>
        <draw:connector draw:style-name="gr6" draw:text-style-name="P6" draw:layer="layout" svg:x1="6.345cm" svg:y1="7.081cm" svg:x2="8.8cm" svg:y2="7.081cm" draw:start-shape="id8" draw:start-glue-point="1" draw:end-shape="id9" draw:end-glue-point="3" svg:d="M6345 7081h2455" svg:viewBox="0 0 2456 1">
          <text:p/>
        </draw:connector>
        <draw:connector draw:style-name="gr6" draw:text-style-name="P6" draw:layer="layout" svg:x1="11.944cm" svg:y1="7.081cm" svg:x2="14.774cm" svg:y2="7.081cm" draw:start-shape="id9" draw:start-glue-point="1" draw:end-shape="id10" svg:d="M11944 7081h2830" svg:viewBox="0 0 2831 1">
          <text:p/>
        </draw:connector>
        <draw:frame draw:style-name="gr5" draw:layer="layout" svg:width="1.907cm" svg:height="0.962cm" svg:x="3.693cm" svg:y="7.8cm">
          <draw:text-box>
            <text:p>1000</text:p>
          </draw:text-box>
        </draw:frame>
        <draw:frame draw:style-name="gr5" draw:layer="layout" svg:width="1.907cm" svg:height="0.962cm" svg:x="9.4cm" svg:y="8.038cm">
          <draw:text-box>
            <text:p>2000</text:p>
          </draw:text-box>
        </draw:frame>
        <draw:frame draw:style-name="gr5" draw:layer="layout" svg:width="1.907cm" svg:height="0.962cm" svg:x="15.094cm" svg:y="7.8cm">
          <draw:text-box>
            <text:p>3000</text:p>
          </draw:text-box>
        </draw:frame>
        <draw:connector draw:style-name="gr9" draw:text-style-name="P6" xml:id="id11" draw:id="id11" draw:layer="layout" draw:line-skew="0.7cm" svg:x1="17.918cm" svg:y1="7.081cm" svg:x2="1.764cm" svg:y2="9.702cm" draw:start-shape="id10" draw:start-glue-point="1" svg:d="M17918 7081h1200v2621h-17354" svg:viewBox="0 0 17355 2622">
          <text:p/>
        </draw:connector>
        <draw:connector draw:style-name="gr6" draw:text-style-name="P6" draw:layer="layout" svg:x1="1.764cm" svg:y1="9.702cm" svg:x2="3.201cm" svg:y2="7.081cm" draw:start-shape="id11" draw:start-glue-point="3" draw:end-shape="id8" svg:d="M1764 9702h-501v-2621h1938" svg:viewBox="0 0 1939 2622">
          <text:p/>
        </draw:connector>
        <draw:frame draw:style-name="gr5" draw:layer="layout" svg:width="2.013cm" svg:height="0.962cm" svg:x="3.787cm" svg:y="4.2cm">
          <draw:text-box>
            <text:p>Head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 xml:id="id19" draw:id="id19">
        <office:forms form:automatic-focus="false" form:apply-design-mode="false"/>
        <draw:frame presentation:style-name="pr12" draw:text-style-name="P8" draw:layer="layout" svg:width="18.202cm" svg:height="0.888cm" svg:x="0.212cm" svg:y="0.169cm" presentation:class="title" presentation:user-transformed="true">
          <draw:text-box>
            <text:p text:style-name="P8"><text:span text:style-name="T3">TIME COMPLEXITY OF LINKED LISTS</text:span></text:p>
          </draw:text-box>
        </draw:frame>
        <draw:frame draw:style-name="standard" draw:layer="layout" svg:width="19.615cm" svg:height="5.084cm" svg:x="0.253cm" svg:y="2.3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15">1. Indexing</text:p>
              </table:table-cell>
              <table:table-cell table:style-name="ce2">
                <text:p text:style-name="P16"><text:span text:style-name="T10">Θ(n)</text:span></text:p>
              </table:table-cell>
            </table:table-row>
            <table:table-row table:style-name="ro1">
              <table:table-cell table:style-name="ce3">
                <text:p text:style-name="P15">2. Insert / Delete at beginning</text:p>
              </table:table-cell>
              <table:table-cell table:style-name="ce4">
                <text:p text:style-name="P16"><text:span text:style-name="T10">Θ(1)</text:span></text:p>
              </table:table-cell>
            </table:table-row>
            <table:table-row table:style-name="ro1">
              <table:table-cell table:style-name="ce5">
                <text:p text:style-name="P15">3. Insert / Delete at end</text:p>
              </table:table-cell>
              <table:table-cell table:style-name="ce4">
                <text:p text:style-name="P16"><text:span text:style-name="T10">Θ(n) , Θ(1)</text:span></text:p>
              </table:table-cell>
            </table:table-row>
            <table:table-row table:style-name="ro1">
              <table:table-cell table:style-name="ce6">
                <text:p text:style-name="P15">4. Insert / Delete in middle</text:p>
              </table:table-cell>
              <table:table-cell table:style-name="ce4">
                <text:p text:style-name="P16"><text:span text:style-name="T10">Search time + Θ(1)</text:span></text:p>
              </table:table-cell>
            </table:table-row>
            <table:table-row table:style-name="ro1">
              <table:table-cell table:style-name="ce7">
                <text:p text:style-name="P15">5. Wasted space</text:p>
              </table:table-cell>
              <table:table-cell table:style-name="ce4">
                <text:p text:style-name="P16"><text:span text:style-name="T10">Θ(n)</text:span></text:p>
              </table:table-cell>
            </table:table-row>
          </table:table>
          <draw:image xlink:href="Pictures/TablePreview1.svm" xlink:type="simple" xlink:show="embed" xlink:actuate="onLoad"/>
          <svg:title>ff</svg:title>
          <svg:desc>ff</svg:desc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3" xml:id="id20" draw:id="id20">
        <office:forms form:automatic-focus="false" form:apply-design-mode="false"/>
        <draw:frame presentation:style-name="pr12" draw:text-style-name="P7" draw:layer="layout" svg:width="18.202cm" svg:height="0.888cm" svg:x="0.212cm" svg:y="0.169cm" presentation:class="title">
          <draw:text-box>
            <text:p><text:span text:style-name="T1">LINKED LIST (Cont...)</text:span></text:p>
          </draw:text-box>
        </draw:frame>
        <draw:frame presentation:style-name="pr8" draw:layer="layout" svg:width="9.572cm" svg:height="9.143cm" svg:x="0.347cm" svg:y="1.482cm" presentation:class="outline">
          <draw:text-box>
            <text:list text:style-name="L2">
              <text:list-header>
                <text:p><text:span text:style-name="T11">ADVANTAGES</text:span></text:p>
              </text:list-header>
              <text:list-item>
                <text:p>Dynamic size</text:p>
                <text:p/>
              </text:list-item>
              <text:list-item>
                <text:p>Ease of insertion / deletion</text:p>
              </text:list-item>
            </text:list>
          </draw:text-box>
        </draw:frame>
        <draw:frame presentation:style-name="pr8" draw:layer="layout" svg:width="9.572cm" svg:height="9.143cm" svg:x="10.399cm" svg:y="1.482cm" presentation:class="outline">
          <draw:text-box>
            <text:list text:style-name="L2">
              <text:list-header>
                <text:p><text:span text:style-name="T11">DISADVANTAGES</text:span></text:p>
              </text:list-header>
              <text:list-item>
                <text:p>Random access of elements</text:p>
                <text:p>not allowed.</text:p>
              </text:list-item>
              <text:list-item>
                <text:p>Extra memory space needed</text:p>
                <text:p>for pointer.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xml:id="id21" draw:id="id21">
        <office:forms form:automatic-focus="false" form:apply-design-mode="false"/>
        <draw:frame draw:style-name="gr5" draw:text-style-name="P17" draw:layer="layout" svg:width="5.874cm" svg:height="1.157cm" svg:x="6.6cm" svg:y="4.8cm">
          <draw:text-box>
            <text:p><text:span text:style-name="T12">Any Queries ?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ddress" xml:id="id22" draw:id="id22">
        <office:forms form:automatic-focus="false" form:apply-design-mode="false"/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osing" xml:id="id23" draw:id="id23">
        <office:forms form:automatic-focus="false" form:apply-design-mode="false"/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1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roman"/>
    <style:font-face style:name="Century Schoolbook L" svg:font-family="'Century Schoolbook L'" style:font-family-generic="roman"/>
    <style:font-face style:name="Century Gothic5" svg:font-family="'Century Gothic'" style:font-family-generic="swiss"/>
    <style:font-face style:name="Century gothic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669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solid" draw:fill-color="#006699" draw:fill-image-width="0cm" draw:fill-image-height="0cm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6699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 enough to Deliver</text:span><text:span text:style-name="MT16">,</text:span><text:span text:style-name="MT17"> </text:span><text:span text:style-name="MT18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19">Fairness</text:span></text:p>
        <text:p text:style-name="MP20"><text:span text:style-name="MT19">Learning</text:span></text:p>
        <text:p text:style-name="MP20"><text:span text:style-name="MT19">Responsibility</text:span></text:p>
        <text:p text:style-name="MP20"><text:span text:style-name="MT19">Innovation</text:span></text:p>
        <text:p text:style-name="MP20"><text:span text:style-name="MT19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417</meta:editing-cycles>
    <meta:creation-date>2016-12-19T21:01:03.285946352</meta:creation-date>
    <dc:date>2016-12-27T10:54:00.719675866</dc:date>
    <meta:editing-duration>PT7H1M50S</meta:editing-duration>
    <meta:generator>LibreOffice/4.2.4.2$Linux_x86 LibreOffice_project/420m0$Build-2</meta:generator>
    <meta:document-statistic meta:object-count="20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